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0876" officeooo:paragraph-rsid="000008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llerg2@aldenv104:~/112/cs112S2015-millerg2/lab5/FibonacciBenchmark$ java edu.allegheny.benchmark.UseFibonacci 35 recursive long</text:p>
      <text:p text:style-name="P1">Begin experiment with different Fibonacci implementations ...</text:p>
      <text:p text:style-name="P1"></text:p>
      <text:p text:style-name="P1">(Recursive/long) The 35th Fibonacci number = 9227465.</text:p>
      <text:p text:style-name="P1"></text:p>
      <text:p text:style-name="P1">RecursiveFibonacciLong:</text:p>
      <text:p text:style-name="P1"><text:s text:c="2"/>count = 1 <text:s/>total = 59 (ms) <text:s/>average = 59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35 recursive long</text:p>
      <text:p text:style-name="P1">Begin experiment with different Fibonacci implementations ...</text:p>
      <text:p text:style-name="P1"></text:p>
      <text:p text:style-name="P1">(Recursive/long) The 35th Fibonacci number = 9227465.</text:p>
      <text:p text:style-name="P1"></text:p>
      <text:p text:style-name="P1">RecursiveFibonacciLong:</text:p>
      <text:p text:style-name="P1"><text:s text:c="2"/>count = 1 <text:s/>total = 55 (ms) <text:s/>average = 55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35 recursive long</text:p>
      <text:p text:style-name="P1">Begin experiment with different Fibonacci implementations ...</text:p>
      <text:p text:style-name="P1"></text:p>
      <text:p text:style-name="P1">(Recursive/long) The 35th Fibonacci number = 9227465.</text:p>
      <text:p text:style-name="P1"></text:p>
      <text:p text:style-name="P1">RecursiveFibonacciLong:</text:p>
      <text:p text:style-name="P1"><text:s text:c="2"/>count = 1 <text:s/>total = 65 (ms) <text:s/>average = 65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30 recursive long</text:p>
      <text:p text:style-name="P1">Begin experiment with different Fibonacci implementations ...</text:p>
      <text:p text:style-name="P1"></text:p>
      <text:p text:style-name="P1">(Recursive/long) The 30th Fibonacci number = 832040.</text:p>
      <text:p text:style-name="P1"></text:p>
      <text:p text:style-name="P1">RecursiveFibonacciLong:</text:p>
      <text:p text:style-name="P1"><text:s text:c="2"/>count = 1 <text:s/>total = 8 (ms) <text:s/>average = 8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30 recursive long</text:p>
      <text:p text:style-name="P1">Begin experiment with different Fibonacci implementations ...</text:p>
      <text:p text:style-name="P1"></text:p>
      <text:p text:style-name="P1">(Recursive/long) The 30th Fibonacci number = 832040.</text:p>
      <text:p text:style-name="P1"></text:p>
      <text:p text:style-name="P1">RecursiveFibonacciLong:</text:p>
      <text:p text:style-name="P1"><text:s text:c="2"/>count = 1 <text:s/>total = 7 (ms) <text:s/>average = 7.0 (ms)</text:p>
      <text:p text:style-name="P1"></text:p>
      <text:p text:style-name="P1"><text:soft-page-break/>... End experiment with different Fibonacci implementations</text:p>
      <text:p text:style-name="P1">millerg2@aldenv104:~/112/cs112S2015-millerg2/lab5/FibonacciBenchmark$ java edu.allegheny.benchmark.UseFibonacci 30 recursive long</text:p>
      <text:p text:style-name="P1">Begin experiment with different Fibonacci implementations ...</text:p>
      <text:p text:style-name="P1"></text:p>
      <text:p text:style-name="P1">(Recursive/long) The 30th Fibonacci number = 832040.</text:p>
      <text:p text:style-name="P1"></text:p>
      <text:p text:style-name="P1">RecursiveFibonacciLong:</text:p>
      <text:p text:style-name="P1"><text:s text:c="2"/>count = 1 <text:s/>total = 9 (ms) <text:s/>average = 9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30 recursive long</text:p>
      <text:p text:style-name="P1">Begin experiment with different Fibonacci implementations ...</text:p>
      <text:p text:style-name="P1"></text:p>
      <text:p text:style-name="P1">(Recursive/long) The 30th Fibonacci number = 832040.</text:p>
      <text:p text:style-name="P1"></text:p>
      <text:p text:style-name="P1">RecursiveFibonacciLong:</text:p>
      <text:p text:style-name="P1"><text:s text:c="2"/>count = 1 <text:s/>total = 8 (ms) <text:s/>average = 8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30 recursive long</text:p>
      <text:p text:style-name="P1">Begin experiment with different Fibonacci implementations ...</text:p>
      <text:p text:style-name="P1"></text:p>
      <text:p text:style-name="P1">(Recursive/long) The 30th Fibonacci number = 832040.</text:p>
      <text:p text:style-name="P1"></text:p>
      <text:p text:style-name="P1">RecursiveFibonacciLong:</text:p>
      <text:p text:style-name="P1"><text:s text:c="2"/>count = 1 <text:s/>total = 9 (ms) <text:s/>average = 9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25 recursive long</text:p>
      <text:p text:style-name="P1">Begin experiment with different Fibonacci implementations ...</text:p>
      <text:p text:style-name="P1"></text:p>
      <text:p text:style-name="P1">(Recursive/long) The 25th Fibonacci number = 75025.</text:p>
      <text:p text:style-name="P1"></text:p>
      <text:p text:style-name="P1">RecursiveFibonacciLong:</text:p>
      <text:p text:style-name="P1"><text:s text:c="2"/>count = 1 <text:s/>total = 3 (ms) <text:s/>average = 3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25 recursive long</text:p>
      <text:p text:style-name="P1">Begin experiment with different Fibonacci implementations ...</text:p>
      <text:p text:style-name="P1"></text:p>
      <text:p text:style-name="P1">(Recursive/long) The 25th Fibonacci number = 75025.</text:p>
      <text:p text:style-name="P1"></text:p>
      <text:p text:style-name="P1">RecursiveFibonacciLong:</text:p>
      <text:p text:style-name="P1"><text:s text:c="2"/>count = 1 <text:s/>total = 2 (ms) <text:s/>average = 2.0 (ms)</text:p>
      <text:p text:style-name="P1"><text:soft-page-break/></text:p>
      <text:p text:style-name="P1">... End experiment with different Fibonacci implementations</text:p>
      <text:p text:style-name="P1">millerg2@aldenv104:~/112/cs112S2015-millerg2/lab5/FibonacciBenchmark$ java edu.allegheny.benchmark.UseFibonacci 25 recursive long</text:p>
      <text:p text:style-name="P1">Begin experiment with different Fibonacci implementations ...</text:p>
      <text:p text:style-name="P1"></text:p>
      <text:p text:style-name="P1">(Recursive/long) The 25th Fibonacci number = 75025.</text:p>
      <text:p text:style-name="P1"></text:p>
      <text:p text:style-name="P1">RecursiveFibonacciLong:</text:p>
      <text:p text:style-name="P1"><text:s text:c="2"/>count = 1 <text:s/>total = 3 (ms) <text:s/>average = 3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25 recursive long</text:p>
      <text:p text:style-name="P1">Begin experiment with different Fibonacci implementations ...</text:p>
      <text:p text:style-name="P1"></text:p>
      <text:p text:style-name="P1">(Recursive/long) The 25th Fibonacci number = 75025.</text:p>
      <text:p text:style-name="P1"></text:p>
      <text:p text:style-name="P1">RecursiveFibonacciLong:</text:p>
      <text:p text:style-name="P1"><text:s text:c="2"/>count = 1 <text:s/>total = 3 (ms) <text:s/>average = 3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25 recursive long</text:p>
      <text:p text:style-name="P1">Begin experiment with different Fibonacci implementations ...</text:p>
      <text:p text:style-name="P1"></text:p>
      <text:p text:style-name="P1">(Recursive/long) The 25th Fibonacci number = 75025.</text:p>
      <text:p text:style-name="P1"></text:p>
      <text:p text:style-name="P1">RecursiveFibonacciLong:</text:p>
      <text:p text:style-name="P1"><text:s text:c="2"/>count = 1 <text:s/>total = 3 (ms) <text:s/>average = 3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20 recursive long</text:p>
      <text:p text:style-name="P1">Begin experiment with different Fibonacci implementations ...</text:p>
      <text:p text:style-name="P1"></text:p>
      <text:p text:style-name="P1">(Recursive/long) The 20th Fibonacci number = 6765.</text:p>
      <text:p text:style-name="P1"></text:p>
      <text:p text:style-name="P1">RecursiveFibonacciLong:</text:p>
      <text:p text:style-name="P1"><text:s text:c="2"/>count = 1 <text:s/>total = 3 (ms) <text:s/>average = 3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20 recursive long</text:p>
      <text:p text:style-name="P1">Begin experiment with different Fibonacci implementations ...</text:p>
      <text:p text:style-name="P1"></text:p>
      <text:p text:style-name="P1">(Recursive/long) The 20th Fibonacci number = 6765.</text:p>
      <text:p text:style-name="P1"></text:p>
      <text:p text:style-name="P1">RecursiveFibonacciLong:</text:p>
      <text:p text:style-name="P1"><text:soft-page-break/><text:s text:c="2"/>count = 1 <text:s/>total = 2 (ms) <text:s/>average = 2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20 recursive long</text:p>
      <text:p text:style-name="P1">Begin experiment with different Fibonacci implementations ...</text:p>
      <text:p text:style-name="P1"></text:p>
      <text:p text:style-name="P1">(Recursive/long) The 20th Fibonacci number = 6765.</text:p>
      <text:p text:style-name="P1"></text:p>
      <text:p text:style-name="P1">RecursiveFibonacciLong:</text:p>
      <text:p text:style-name="P1"><text:s text:c="2"/>count = 1 <text:s/>total = 2 (ms) <text:s/>average = 2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20 recursive long\</text:p>
      <text:p text:style-name="P1">&gt; java edu.allegheny.benchmark.UseFibonacci 20 recursive long</text:p>
      <text:p text:style-name="P1">Begin experiment with different Fibonacci implementations ...</text:p>
      <text:p text:style-name="P1">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20 recursive lon</text:p>
      <text:p text:style-name="P1">Begin experiment with different Fibonacci implementations ...</text:p>
      <text:p text:style-name="P1">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20 recursive long</text:p>
      <text:p text:style-name="P1">Begin experiment with different Fibonacci implementations ...</text:p>
      <text:p text:style-name="P1"></text:p>
      <text:p text:style-name="P1">(Recursive/long) The 20th Fibonacci number = 6765.</text:p>
      <text:p text:style-name="P1"></text:p>
      <text:p text:style-name="P1">RecursiveFibonacciLong:</text:p>
      <text:p text:style-name="P1"><text:s text:c="2"/>count = 1 <text:s/>total = 2 (ms) <text:s/>average = 2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20 recursive long</text:p>
      <text:p text:style-name="P1">Begin experiment with different Fibonacci implementations ...</text:p>
      <text:p text:style-name="P1"></text:p>
      <text:p text:style-name="P1">(Recursive/long) The 20th Fibonacci number = 6765.</text:p>
      <text:p text:style-name="P1"></text:p>
      <text:p text:style-name="P1">RecursiveFibonacciLong:</text:p>
      <text:p text:style-name="P1"><text:s text:c="2"/>count = 1 <text:s/>total = 2 (ms) <text:s/>average = 2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15 recursive long</text:p>
      <text:p text:style-name="P1">Begin experiment with different Fibonacci implementations ...</text:p>
      <text:p text:style-name="P1"><text:soft-page-break/></text:p>
      <text:p text:style-name="P1">(Recursive/long) The 15th Fibonacci number = 610.</text:p>
      <text:p text:style-name="P1"></text:p>
      <text:p text:style-name="P1">RecursiveFibonacciLong:</text:p>
      <text:p text:style-name="P1"><text:s text:c="2"/>count = 1 <text:s/>total = 1 (ms) <text:s/>average = 1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15 recursive long</text:p>
      <text:p text:style-name="P1">Begin experiment with different Fibonacci implementations ...</text:p>
      <text:p text:style-name="P1"></text:p>
      <text:p text:style-name="P1">(Recursive/long) The 15th Fibonacci number = 610.</text:p>
      <text:p text:style-name="P1"></text:p>
      <text:p text:style-name="P1">RecursiveFibonacciLong:</text:p>
      <text:p text:style-name="P1"><text:s text:c="2"/>count = 1 <text:s/>total = 1 (ms) <text:s/>average = 1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15 recursive long</text:p>
      <text:p text:style-name="P1">Begin experiment with different Fibonacci implementations ...</text:p>
      <text:p text:style-name="P1"></text:p>
      <text:p text:style-name="P1">(Recursive/long) The 15th Fibonacci number = 610.</text:p>
      <text:p text:style-name="P1"></text:p>
      <text:p text:style-name="P1">RecursiveFibonacciLong:</text:p>
      <text:p text:style-name="P1"><text:s text:c="2"/>count = 1 <text:s/>total = 1 (ms) <text:s/>average = 1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15 recursive long</text:p>
      <text:p text:style-name="P1">Begin experiment with different Fibonacci implementations ...</text:p>
      <text:p text:style-name="P1"></text:p>
      <text:p text:style-name="P1">(Recursive/long) The 15th Fibonacci number = 610.</text:p>
      <text:p text:style-name="P1"></text:p>
      <text:p text:style-name="P1">RecursiveFibonacciLong:</text:p>
      <text:p text:style-name="P1"><text:s text:c="2"/>count = 1 <text:s/>total = 2 (ms) <text:s/>average = 2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15 recursive long</text:p>
      <text:p text:style-name="P1">Begin experiment with different Fibonacci implementations ...</text:p>
      <text:p text:style-name="P1"></text:p>
      <text:p text:style-name="P1">(Recursive/long) The 15th Fibonacci number = 610.</text:p>
      <text:p text:style-name="P1"></text:p>
      <text:p text:style-name="P1">RecursiveFibonacciLong:</text:p>
      <text:p text:style-name="P1"><text:s text:c="2"/>count = 1 <text:s/>total = 1 (ms) <text:s/>average = 1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10 recursive long</text:p>
      <text:p text:style-name="P1"><text:soft-page-break/>Begin experiment with different Fibonacci implementations ...</text:p>
      <text:p text:style-name="P1"></text:p>
      <text:p text:style-name="P1">(Recursive/long) The 10th Fibonacci number = 55.</text:p>
      <text:p text:style-name="P1"></text:p>
      <text:p text:style-name="P1">RecursiveFibonacciLong:</text:p>
      <text:p text:style-name="P1"><text:s text:c="2"/>count = 1 <text:s/>total = 2 (ms) <text:s/>average = 2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10 recursive long</text:p>
      <text:p text:style-name="P1">Begin experiment with different Fibonacci implementations ...</text:p>
      <text:p text:style-name="P1"></text:p>
      <text:p text:style-name="P1">(Recursive/long) The 10th Fibonacci number = 55.</text:p>
      <text:p text:style-name="P1"></text:p>
      <text:p text:style-name="P1">RecursiveFibonacciLong:</text:p>
      <text:p text:style-name="P1"><text:s text:c="2"/>count = 1 <text:s/>total = 1 (ms) <text:s/>average = 1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10 recursive long</text:p>
      <text:p text:style-name="P1">Begin experiment with different Fibonacci implementations ...</text:p>
      <text:p text:style-name="P1"></text:p>
      <text:p text:style-name="P1">(Recursive/long) The 10th Fibonacci number = 55.</text:p>
      <text:p text:style-name="P1"></text:p>
      <text:p text:style-name="P1">RecursiveFibonacciLong:</text:p>
      <text:p text:style-name="P1"><text:s text:c="2"/>count = 1 <text:s/>total = 1 (ms) <text:s/>average = 1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10 recursive long</text:p>
      <text:p text:style-name="P1">Begin experiment with different Fibonacci implementations ...</text:p>
      <text:p text:style-name="P1"></text:p>
      <text:p text:style-name="P1">(Recursive/long) The 10th Fibonacci number = 55.</text:p>
      <text:p text:style-name="P1"></text:p>
      <text:p text:style-name="P1">RecursiveFibonacciLong:</text:p>
      <text:p text:style-name="P1"><text:s text:c="2"/>count = 1 <text:s/>total = 2 (ms) <text:s/>average = 2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10 recursive long</text:p>
      <text:p text:style-name="P1">Begin experiment with different Fibonacci implementations ...</text:p>
      <text:p text:style-name="P1"></text:p>
      <text:p text:style-name="P1">(Recursive/long) The 10th Fibonacci number = 55.</text:p>
      <text:p text:style-name="P1"></text:p>
      <text:p text:style-name="P1">RecursiveFibonacciLong:</text:p>
      <text:p text:style-name="P1"><text:s text:c="2"/>count = 1 <text:s/>total = 2 (ms) <text:s/>average = 2.0 (ms)</text:p>
      <text:p text:style-name="P1"></text:p>
      <text:p text:style-name="P1">... End experiment with different Fibonacci implementations</text:p>
      <text:p text:style-name="P1">millerg2@aldenv104:~/112/cs112S2015-millerg2/lab5/FibonacciBenchmark$ java <text:soft-page-break/>edu.allegheny.benchmark.UseFibonacci 5 recursive long</text:p>
      <text:p text:style-name="P1">Begin experiment with different Fibonacci implementations ...</text:p>
      <text:p text:style-name="P1"></text:p>
      <text:p text:style-name="P1">(Recursive/long) The 5th Fibonacci number = 5.</text:p>
      <text:p text:style-name="P1"></text:p>
      <text:p text:style-name="P1">RecursiveFibonacciLong:</text:p>
      <text:p text:style-name="P1"><text:s text:c="2"/>count = 1 <text:s/>total = 2 (ms) <text:s/>average = 2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5 recursive long</text:p>
      <text:p text:style-name="P1">Begin experiment with different Fibonacci implementations ...</text:p>
      <text:p text:style-name="P1"></text:p>
      <text:p text:style-name="P1">(Recursive/long) The 5th Fibonacci number = 5.</text:p>
      <text:p text:style-name="P1"></text:p>
      <text:p text:style-name="P1">RecursiveFibonacciLong:</text:p>
      <text:p text:style-name="P1"><text:s text:c="2"/>count = 1 <text:s/>total = 1 (ms) <text:s/>average = 1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5 recursive long</text:p>
      <text:p text:style-name="P1">Begin experiment with different Fibonacci implementations ...</text:p>
      <text:p text:style-name="P1"></text:p>
      <text:p text:style-name="P1">(Recursive/long) The 5th Fibonacci number = 5.</text:p>
      <text:p text:style-name="P1"></text:p>
      <text:p text:style-name="P1">RecursiveFibonacciLong:</text:p>
      <text:p text:style-name="P1"><text:s text:c="2"/>count = 1 <text:s/>total = 1 (ms) <text:s/>average = 1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5 recursive long</text:p>
      <text:p text:style-name="P1">Begin experiment with different Fibonacci implementations ...</text:p>
      <text:p text:style-name="P1"></text:p>
      <text:p text:style-name="P1">(Recursive/long) The 5th Fibonacci number = 5.</text:p>
      <text:p text:style-name="P1"></text:p>
      <text:p text:style-name="P1">RecursiveFibonacciLong:</text:p>
      <text:p text:style-name="P1"><text:s text:c="2"/>count = 1 <text:s/>total = 1 (ms) <text:s/>average = 1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5 recursive long</text:p>
      <text:p text:style-name="P1">Begin experiment with different Fibonacci implementations ...</text:p>
      <text:p text:style-name="P1"></text:p>
      <text:p text:style-name="P1">(Recursive/long) The 5th Fibonacci number = 5.</text:p>
      <text:p text:style-name="P1"></text:p>
      <text:p text:style-name="P1">RecursiveFibonacciLong:</text:p>
      <text:p text:style-name="P1"><text:s text:c="2"/>count = 1 <text:s/>total = 2 (ms) <text:s/>average = 2.0 (ms)</text:p>
      <text:p text:style-name="P1"></text:p>
      <text:p text:style-name="P1">... End experiment with different Fibonacci implementations</text:p>
      <text:p text:style-name="P1"><text:soft-page-break/>millerg2@aldenv104:~/112/cs112S2015-millerg2/lab5/FibonacciBenchmark$ java edu.allegheny.benchmark.UseFibonacci 5 recursive all</text:p>
      <text:p text:style-name="P1">Begin experiment with different Fibonacci implementations ...</text:p>
      <text:p text:style-name="P1"></text:p>
      <text:p text:style-name="P1">(Recursive/int) The 5th Fibonacci number = 5.</text:p>
      <text:p text:style-name="P1">(Recursive/long) The 5th Fibonacci number = 5.</text:p>
      <text:p text:style-name="P1"></text:p>
      <text:p text:style-name="P1">RecursiveFibonacciLong:</text:p>
      <text:p text:style-name="P1"><text:s text:c="2"/>count = 1 <text:s/>total = 0 (ms) <text:s/>average = 0.0 (ms)</text:p>
      <text:p text:style-name="P1"></text:p>
      <text:p text:style-name="P1">RecursiveFibonacciInt:</text:p>
      <text:p text:style-name="P1"><text:s text:c="2"/>count = 1 <text:s/>total = 3 (ms) <text:s/>average = 3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5 all all</text:p>
      <text:p text:style-name="P1">Begin experiment with different Fibonacci implementations ...</text:p>
      <text:p text:style-name="P1"></text:p>
      <text:p text:style-name="P1">(Recursive/int) The 5th Fibonacci number = 5.</text:p>
      <text:p text:style-name="P1">(Recursive/long) The 5th Fibonacci number = 5.</text:p>
      <text:p text:style-name="P1">(Iterative/int) The 5th Fibonacci number = 5.</text:p>
      <text:p text:style-name="P1">(Iterative/long) The 5th Fibonacci number = 5.</text:p>
      <text:p text:style-name="P1"></text:p>
      <text:p text:style-name="P1">IterativeFibonacciInt:</text:p>
      <text:p text:style-name="P1"><text:s text:c="2"/>count = 1 <text:s/>total = 2 (ms) <text:s/>average = 2.0 (ms)</text:p>
      <text:p text:style-name="P1"></text:p>
      <text:p text:style-name="P1">RecursiveFibonacciLong:</text:p>
      <text:p text:style-name="P1"><text:s text:c="2"/>count = 1 <text:s/>total = 0 (ms) <text:s/>average = 0.0 (ms)</text:p>
      <text:p text:style-name="P1"></text:p>
      <text:p text:style-name="P1">IterativeFibonacciLong:</text:p>
      <text:p text:style-name="P1"><text:s text:c="2"/>count = 1 <text:s/>total = 0 (ms) <text:s/>average = 0.0 (ms)</text:p>
      <text:p text:style-name="P1"></text:p>
      <text:p text:style-name="P1">RecursiveFibonacciInt:</text:p>
      <text:p text:style-name="P1"><text:s text:c="2"/>count = 1 <text:s/>total = 1 (ms) <text:s/>average = 1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10 all all</text:p>
      <text:p text:style-name="P1">Begin experiment with different Fibonacci implementations ...</text:p>
      <text:p text:style-name="P1"></text:p>
      <text:p text:style-name="P1">(Recursive/int) The 10th Fibonacci number = 55.</text:p>
      <text:p text:style-name="P1">(Recursive/long) The 10th Fibonacci number = 55.</text:p>
      <text:p text:style-name="P1">(Iterative/int) The 10th Fibonacci number = 55.</text:p>
      <text:p text:style-name="P1">(Iterative/long) The 10th Fibonacci number = 55.</text:p>
      <text:p text:style-name="P1"></text:p>
      <text:p text:style-name="P1">IterativeFibonacciInt:</text:p>
      <text:p text:style-name="P1"><text:s text:c="2"/>count = 1 <text:s/>total = 1 (ms) <text:s/>average = 1.0 (ms)</text:p>
      <text:p text:style-name="P1"></text:p>
      <text:p text:style-name="P1">RecursiveFibonacciLong:</text:p>
      <text:p text:style-name="P1"><text:soft-page-break/><text:s text:c="2"/>count = 1 <text:s/>total = 0 (ms) <text:s/>average = 0.0 (ms)</text:p>
      <text:p text:style-name="P1"></text:p>
      <text:p text:style-name="P1">IterativeFibonacciLong:</text:p>
      <text:p text:style-name="P1"><text:s text:c="2"/>count = 1 <text:s/>total = 0 (ms) <text:s/>average = 0.0 (ms)</text:p>
      <text:p text:style-name="P1"></text:p>
      <text:p text:style-name="P1">RecursiveFibonacciInt:</text:p>
      <text:p text:style-name="P1"><text:s text:c="2"/>count = 1 <text:s/>total = 2 (ms) <text:s/>average = 2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20 all all</text:p>
      <text:p text:style-name="P1">Begin experiment with different Fibonacci implementations ...</text:p>
      <text:p text:style-name="P1"></text:p>
      <text:p text:style-name="P1">(Recursive/int) The 20th Fibonacci number = 6765.</text:p>
      <text:p text:style-name="P1">(Recursive/long) The 20th Fibonacci number = 6765.</text:p>
      <text:p text:style-name="P1">(Iterative/int) The 20th Fibonacci number = 6765.</text:p>
      <text:p text:style-name="P1">(Iterative/long) The 20th Fibonacci number = 6765.</text:p>
      <text:p text:style-name="P1"></text:p>
      <text:p text:style-name="P1">IterativeFibonacciInt:</text:p>
      <text:p text:style-name="P1"><text:s text:c="2"/>count = 1 <text:s/>total = 2 (ms) <text:s/>average = 2.0 (ms)</text:p>
      <text:p text:style-name="P1"></text:p>
      <text:p text:style-name="P1">RecursiveFibonacciLong:</text:p>
      <text:p text:style-name="P1"><text:s text:c="2"/>count = 1 <text:s/>total = 2 (ms) <text:s/>average = 2.0 (ms)</text:p>
      <text:p text:style-name="P1"></text:p>
      <text:p text:style-name="P1">IterativeFibonacciLong:</text:p>
      <text:p text:style-name="P1"><text:s text:c="2"/>count = 1 <text:s/>total = 0 (ms) <text:s/>average = 0.0 (ms)</text:p>
      <text:p text:style-name="P1"></text:p>
      <text:p text:style-name="P1">RecursiveFibonacciInt:</text:p>
      <text:p text:style-name="P1"><text:s text:c="2"/>count = 1 <text:s/>total = 3 (ms) <text:s/>average = 3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35 all all</text:p>
      <text:p text:style-name="P1">Begin experiment with different Fibonacci implementations ...</text:p>
      <text:p text:style-name="P1"></text:p>
      <text:p text:style-name="P1">(Recursive/int) The 35th Fibonacci number = 9227465.</text:p>
      <text:p text:style-name="P1">(Recursive/long) The 35th Fibonacci number = 9227465.</text:p>
      <text:p text:style-name="P1">(Iterative/int) The 35th Fibonacci number = 9227465.</text:p>
      <text:p text:style-name="P1">(Iterative/long) The 35th Fibonacci number = 9227465.</text:p>
      <text:p text:style-name="P1"></text:p>
      <text:p text:style-name="P1">IterativeFibonacciInt:</text:p>
      <text:p text:style-name="P1"><text:s text:c="2"/>count = 1 <text:s/>total = 2 (ms) <text:s/>average = 2.0 (ms)</text:p>
      <text:p text:style-name="P1"></text:p>
      <text:p text:style-name="P1">RecursiveFibonacciLong:</text:p>
      <text:p text:style-name="P1"><text:s text:c="2"/>count = 1 <text:s/>total = 55 (ms) <text:s/>average = 55.0 (ms)</text:p>
      <text:p text:style-name="P1"></text:p>
      <text:p text:style-name="P1">IterativeFibonacciLong:</text:p>
      <text:p text:style-name="P1"><text:s text:c="2"/>count = 1 <text:s/>total = 0 (ms) <text:s/>average = 0.0 (ms)</text:p>
      <text:p text:style-name="P1"></text:p>
      <text:p text:style-name="P1"><text:soft-page-break/>RecursiveFibonacciInt:</text:p>
      <text:p text:style-name="P1"><text:s text:c="2"/>count = 1 <text:s/>total = 58 (ms) <text:s/>average = 58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45 all all</text:p>
      <text:p text:style-name="P1">Begin experiment with different Fibonacci implementations ...</text:p>
      <text:p text:style-name="P1"></text:p>
      <text:p text:style-name="P1">(Recursive/int) The 45th Fibonacci number = 1134903170.</text:p>
      <text:p text:style-name="P1">(Recursive/long) The 45th Fibonacci number = 1134903170.</text:p>
      <text:p text:style-name="P1">(Iterative/int) The 45th Fibonacci number = 1134903170.</text:p>
      <text:p text:style-name="P1">(Iterative/long) The 45th Fibonacci number = 1134903170.</text:p>
      <text:p text:style-name="P1"></text:p>
      <text:p text:style-name="P1">IterativeFibonacciInt:</text:p>
      <text:p text:style-name="P1"><text:s text:c="2"/>count = 1 <text:s/>total = 4 (ms) <text:s/>average = 4.0 (ms)</text:p>
      <text:p text:style-name="P1"></text:p>
      <text:p text:style-name="P1">RecursiveFibonacciLong:</text:p>
      <text:p text:style-name="P1"><text:s text:c="2"/>count = 1 <text:s/>total = 6426 (ms) <text:s/>average = 6426.0 (ms)</text:p>
      <text:p text:style-name="P1"></text:p>
      <text:p text:style-name="P1">IterativeFibonacciLong:</text:p>
      <text:p text:style-name="P1"><text:s text:c="2"/>count = 1 <text:s/>total = 0 (ms) <text:s/>average = 0.0 (ms)</text:p>
      <text:p text:style-name="P1"></text:p>
      <text:p text:style-name="P1">RecursiveFibonacciInt:</text:p>
      <text:p text:style-name="P1"><text:s text:c="2"/>count = 1 <text:s/>total = 6296 (ms) <text:s/>average = 6296.0 (ms)</text:p>
      <text:p text:style-name="P1"></text:p>
      <text:p text:style-name="P1">... End experiment with different Fibonacci implementations</text:p>
      <text:p text:style-name="P1">millerg2@aldenv104:~/112/cs112S2015-millerg2/lab5/FibonacciBenchmark$ java edu.allegheny.benchmark.UseFibonacci 47 all all</text:p>
      <text:p text:style-name="P1">Begin experiment with different Fibonacci implementations ...</text:p>
      <text:p text:style-name="P1"></text:p>
      <text:p text:style-name="P1">(Recursive/int) The 47th Fibonacci number = -1323752223.</text:p>
      <text:p text:style-name="P1">(Recursive/long) The 47th Fibonacci number = 2971215073.</text:p>
      <text:p text:style-name="P1">(Iterative/int) The 47th Fibonacci number = -1323752223.</text:p>
      <text:p text:style-name="P1">(Iterative/long) The 47th Fibonacci number = 2971215073.</text:p>
      <text:p text:style-name="P1"></text:p>
      <text:p text:style-name="P1">IterativeFibonacciInt:</text:p>
      <text:p text:style-name="P1"><text:s text:c="2"/>count = 1 <text:s/>total = 2 (ms) <text:s/>average = 2.0 (ms)</text:p>
      <text:p text:style-name="P1"></text:p>
      <text:p text:style-name="P1">RecursiveFibonacciLong:</text:p>
      <text:p text:style-name="P1"><text:s text:c="2"/>count = 1 <text:s/>total = 16560 (ms) <text:s/>average = 16560.0 (ms)</text:p>
      <text:p text:style-name="P1"></text:p>
      <text:p text:style-name="P1">IterativeFibonacciLong:</text:p>
      <text:p text:style-name="P1"><text:s text:c="2"/>count = 1 <text:s/>total = 0 (ms) <text:s/>average = 0.0 (ms)</text:p>
      <text:p text:style-name="P1"></text:p>
      <text:p text:style-name="P1">RecursiveFibonacciInt:</text:p>
      <text:p text:style-name="P1"><text:s text:c="2"/>count = 1 <text:s/>total = 16750 (ms) <text:s/>average = 16750.0 (ms)</text:p>
      <text:p text:style-name="P1"></text:p>
      <text:p text:style-name="P1">... End experiment with different Fibonacci implementations</text:p>
      <text:p text:style-name="P1">millerg2@aldenv104:~/112/cs112S2015-millerg2/lab5/FibonacciBenchmark$ java <text:soft-page-break/>edu.allegheny.benchmark.UseFibonacci 46 all all</text:p>
      <text:p text:style-name="P1">Begin experiment with different Fibonacci implementations ...</text:p>
      <text:p text:style-name="P1"></text:p>
      <text:p text:style-name="P1">(Recursive/int) The 46th Fibonacci number = 1836311903.</text:p>
      <text:p text:style-name="P1">(Recursive/long) The 46th Fibonacci number = 1836311903.</text:p>
      <text:p text:style-name="P1">(Iterative/int) The 46th Fibonacci number = 1836311903.</text:p>
      <text:p text:style-name="P1">(Iterative/long) The 46th Fibonacci number = 1836311903.</text:p>
      <text:p text:style-name="P1"></text:p>
      <text:p text:style-name="P1">IterativeFibonacciInt:</text:p>
      <text:p text:style-name="P1"><text:s text:c="2"/>count = 1 <text:s/>total = 4 (ms) <text:s/>average = 4.0 (ms)</text:p>
      <text:p text:style-name="P1"></text:p>
      <text:p text:style-name="P1">RecursiveFibonacciLong:</text:p>
      <text:p text:style-name="P1"><text:s text:c="2"/>count = 1 <text:s/>total = 10190 (ms) <text:s/>average = 10190.0 (ms)</text:p>
      <text:p text:style-name="P1"></text:p>
      <text:p text:style-name="P1">IterativeFibonacciLong:</text:p>
      <text:p text:style-name="P1"><text:s text:c="2"/>count = 1 <text:s/>total = 0 (ms) <text:s/>average = 0.0 (ms)</text:p>
      <text:p text:style-name="P1"></text:p>
      <text:p text:style-name="P1">RecursiveFibonacciInt:</text:p>
      <text:p text:style-name="P1"><text:s text:c="2"/>count = 1 <text:s/>total = 10323 (ms) <text:s/>average = 10323.0 (ms)</text:p>
      <text:p text:style-name="P1"></text:p>
      <text:p text:style-name="P1">... End experiment with different Fibonacci implementations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8:18:07.936366431</meta:creation-date>
    <dc:date>2015-02-18T18:18:34.616916427</dc:date>
    <meta:editing-duration>P0D</meta:editing-duration>
    <meta:editing-cycles>1</meta:editing-cycles>
    <meta:document-statistic meta:table-count="0" meta:image-count="0" meta:object-count="0" meta:page-count="11" meta:paragraph-count="468" meta:word-count="2063" meta:character-count="18806" meta:non-whitespace-character-count="16342"/>
    <meta:generator>LibreOffice/4.2.7.2$Linux_X86_64 LibreOffice_project/420m0$Build-2</meta:generator>
  </office:meta>
</office:document-meta>
</file>